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ea8" officeooo:paragraph-rsid="000aaea8"/>
    </style:style>
    <style:style style:name="P2" style:family="paragraph" style:parent-style-name="Standard">
      <style:text-properties officeooo:rsid="000b6283" officeooo:paragraph-rsid="000b6283"/>
    </style:style>
    <style:style style:name="P3" style:family="paragraph" style:parent-style-name="Standard">
      <style:text-properties officeooo:rsid="000c11b5" officeooo:paragraph-rsid="000c11b5"/>
    </style:style>
    <style:style style:name="P4" style:family="paragraph" style:parent-style-name="Standard">
      <style:text-properties officeooo:rsid="000cd575" officeooo:paragraph-rsid="000cd575"/>
    </style:style>
    <style:style style:name="P5" style:family="paragraph" style:parent-style-name="Standard">
      <style:text-properties officeooo:rsid="000d3a50" officeooo:paragraph-rsid="000d3a50"/>
    </style:style>
    <style:style style:name="T1" style:family="text">
      <style:text-properties officeooo:rsid="000c1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volvimento WEB <text:s/>05/08/2020</text:p>
      <text:p text:style-name="P1"/>
      <text:p text:style-name="P1"><text:s text:c="5"/>Termos e Definições</text:p>
      <text:p text:style-name="P1"><text:s text:c="5"/>Arquitetura da Web</text:p>
      <text:p text:style-name="P1"><text:s text:c="5"/>Protocolo HTTP</text:p>
      <text:p text:style-name="P1"/>
      <text:p text:style-name="P1">TERMOS E DEFINIÇÕES</text:p>
      <text:p text:style-name="P1"/>
      <text:p text:style-name="P1">HIPER TEXTO</text:p>
      <text:p text:style-name="P1"/>
      <text:p text:style-name="P1">Texto comum = tem inicio meio e fim e todas as informações no mesmo local físico</text:p>
      <text:p text:style-name="P1">Hiper Texto = Não tem inicio meio e fim no mesmo local físico (não é linear), contem ligações <text:s text:c="3"/>(links) para outro texto. O seu resultado é visto de forma linerar. <text:s text:c="2"/>Memex</text:p>
      <text:p text:style-name="P1"/>
      <text:p text:style-name="P2">Em geral, possuem:</text:p>
      <text:p text:style-name="P2"/>
      <text:p text:style-name="P2">Conteúdo = informação que de fato quero apesentar</text:p>
      <text:p text:style-name="P2"/>
      <text:p text:style-name="P2">Estrutura = é a definição das partes da informação que quero apresentar ( onde é título, onde é paragrafo, onde vai ficar imagem).</text:p>
      <text:p text:style-name="P2"/>
      <text:p text:style-name="P2">Apresentação = é a forma, o estilo, que apresentamos a informação.</text:p>
      <text:p text:style-name="P2"/>
      <text:p text:style-name="P2">HIPER MÍDIA</text:p>
      <text:p text:style-name="P2"/>
      <text:p text:style-name="P2">É o <text:s/>Hiper texto <text:s/>com gráficos vídeos e sons. <text:span text:style-name="T1">Mom of all demo.</text:span></text:p>
      <text:p text:style-name="P2"/>
      <text:p text:style-name="P3">EDITOR DE HIPERTEXTO</text:p>
      <text:p text:style-name="P3"/>
      <text:p text:style-name="P3">Visual Studio Code</text:p>
      <text:p text:style-name="P3"/>
      <text:p text:style-name="P3">World Wide Web (WWW)</text:p>
      <text:p text:style-name="P3"/>
      <text:p text:style-name="P3"><text:s/>Sistema de comunicação de Hiper Textos.</text:p>
      <text:p text:style-name="P3"/>
      <text:p text:style-name="P3"/>
      <text:p text:style-name="P3">Internet</text:p>
      <text:p text:style-name="P3"><text:s/></text:p>
      <text:p text:style-name="P3">É uma rede mundial de computadores, servidores e outros dispositivos conectados entre si. Servidores são computadores que servem dados ou informações a outras computadores.</text:p>
      <text:p text:style-name="P3"/>
      <text:p text:style-name="P3"/>
      <text:p text:style-name="P4">Arquitetura Web</text:p>
      <text:p text:style-name="P4"/>
      <text:p text:style-name="P4">A estrutura da web geralmente é arquitetada em cliente e servidor.</text:p>
      <text:p text:style-name="P4">Cliente = Navegador, celular (aparelho).</text:p>
      <text:p text:style-name="P4">Servidor = conjunto de computadores(servidores).</text:p>
      <text:p text:style-name="P4"/>
      <text:p text:style-name="P5">HTTP = Protocolo de Transferência de Hiper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2:26:57.443870752</meta:creation-date>
    <meta:editing-duration>PT1M55S</meta:editing-duration>
    <meta:editing-cycles>2</meta:editing-cycles>
    <meta:generator>LibreOffice/6.0.7.3$Linux_X86_64 LibreOffice_project/00m0$Build-3</meta:generator>
    <dc:date>2020-08-12T22:28:48.968351013</dc:date>
    <meta:document-statistic meta:table-count="0" meta:image-count="0" meta:object-count="0" meta:page-count="1" meta:paragraph-count="26" meta:word-count="195" meta:character-count="1212" meta:non-whitespace-character-count="1017"/>
  </office:meta>
</office:document-meta>
</file>